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1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fo:min-height="2.25cm"/>
    </style:style>
    <style:style style:name="gr8" style:family="graphic" style:parent-style-name="standard">
      <style:graphic-properties draw:stroke="none" svg:stroke-color="#000000" draw:fill="none" draw:fill-color="#ffffff" fo:min-height="3.5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24pt" style:font-size-asian="24pt" style:font-size-complex="24pt"/>
    </style:style>
    <style:style style:name="P4" style:family="paragraph">
      <style:text-properties fo:font-family="'Times New Roman'" style:font-style-name="Italic" style:font-family-generic="roman" style:font-pitch="variable" fo:font-size="32pt" style:font-size-asian="32pt" style:font-size-complex="32pt"/>
    </style:style>
    <style:style style:name="T1" style:family="text">
      <style:text-properties fo:font-family="'Times New Roman'" style:font-style-name="Italic" style:font-family-generic="roman" style:font-pitch="variable"/>
    </style:style>
    <style:style style:name="T2" style:family="text">
      <style:text-properties style:text-position="sub 58%" fo:font-family="'Times New Roman'" style:font-style-name="Italic" style:font-family-generic="roman" style:font-pitch="variable" fo:font-size="18pt" style:font-size-asian="18pt" style:font-size-complex="18pt"/>
    </style:style>
    <style:style style:name="T3" style:family="text">
      <style:text-properties style:text-position="sub 58%" fo:font-family="'Times New Roman'" style:font-style-name="Italic" style:font-family-generic="roman" style:font-pitch="variable"/>
    </style:style>
    <style:style style:name="T4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5" style:family="text">
      <style:text-properties fo:font-family="'Times New Roman'" style:font-style-name="Italic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6" style:family="text">
      <style:text-properties fo:font-family="'Times New Roman'" style:font-style-name="Italic" style:font-family-generic="roman" style:font-pitch="variable" fo:font-size="11pt" style:font-size-asian="11pt" style:font-size-complex="11pt"/>
    </style:style>
    <style:style style:name="T7" style:family="text">
      <style:text-properties style:text-position="sub 58%" fo:font-family="'Times New Roman'" style:font-style-name="Italic" style:font-family-generic="roman" style:font-pitch="variable" fo:font-size="11pt" style:font-size-asian="11pt" style:font-size-complex="11pt"/>
    </style:style>
    <style:style style:name="T8" style:family="text">
      <style:text-properties fo:font-family="'Times New Roman'" style:font-style-name="Italic" style:font-family-generic="roman" style:font-pitch="variable" fo:font-size="22pt" style:font-size-asian="22pt" style:font-size-complex="22pt"/>
    </style:style>
    <style:style style:name="T9" style:family="text">
      <style:text-properties fo:font-family="'Times New Roman'" style:font-style-name="Italic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89cm" svg:height="2.589cm" svg:x="3.45cm" svg:y="1cm">
          <text:p text:style-name="P1"><text:span text:style-name="T1">I</text:span><text:span text:style-name="T2">NxN</text:span></text:p>
        </draw:rect>
        <draw:rect draw:style-name="gr1" draw:text-style-name="P2" draw:layer="layout" svg:width="2.585cm" svg:height="2.589cm" svg:x="8.893cm" svg:y="1cm">
          <text:p text:style-name="P1"><text:span text:style-name="T1">...</text:span></text:p>
        </draw:rect>
        <draw:rect draw:style-name="gr1" draw:text-style-name="P2" draw:layer="layout" svg:width="2.59cm" svg:height="2.589cm" svg:x="6.169cm" svg:y="1cm">
          <text:p text:style-name="P1"><text:span text:style-name="T1">I</text:span><text:span text:style-name="T2">NxN</text:span></text:p>
        </draw:rect>
        <draw:rect draw:style-name="gr1" draw:text-style-name="P2" draw:layer="layout" svg:width="2.588cm" svg:height="2.589cm" svg:x="11.608cm" svg:y="1cm">
          <text:p text:style-name="P1"><text:span text:style-name="T1">I</text:span><text:span text:style-name="T2">NxN</text:span></text:p>
        </draw:rect>
        <draw:rect draw:style-name="gr1" draw:text-style-name="P2" draw:layer="layout" svg:width="10.747cm" svg:height="10.747cm" svg:x="3.45cm" svg:y="3.714cm">
          <text:p text:style-name="P1"><text:span text:style-name="T1">I</text:span><text:span text:style-name="T3">M</text:span><text:span text:style-name="T4">NxMN</text:span><text:span text:style-name="T5"> </text:span></text:p>
        </draw:rect>
        <draw:rect draw:style-name="gr1" draw:text-style-name="P3" draw:layer="layout" svg:width="2.589cm" svg:height="4.505cm" svg:x="3.45cm" svg:y="14.595cm">
          <text:p text:style-name="P1"><text:span text:style-name="T6">p</text:span><text:span text:style-name="T7">1, 1</text:span><text:span text:style-name="T6"> p</text:span><text:span text:style-name="T7">1, 2</text:span><text:span text:style-name="T6"> … p</text:span><text:span text:style-name="T7">1,N</text:span></text:p>
          <text:p text:style-name="P1"><text:span text:style-name="T6">0 0 0 … 0</text:span></text:p>
          <text:p text:style-name="P1"><text:span text:style-name="T6">…</text:span></text:p>
          <text:p text:style-name="P1"><text:span text:style-name="T6">0 0 0 … 0</text:span></text:p>
        </draw:rect>
        <draw:rect draw:style-name="gr1" draw:text-style-name="P3" draw:layer="layout" svg:width="2.59cm" svg:height="4.505cm" svg:x="6.169cm" svg:y="14.595cm">
          <text:p text:style-name="P1"><text:span text:style-name="T6">0 0 0 … 0</text:span></text:p>
          <text:p text:style-name="P1"><text:span text:style-name="T6">p</text:span><text:span text:style-name="T7">2, 1</text:span><text:span text:style-name="T6"> p</text:span><text:span text:style-name="T7">2, 2</text:span><text:span text:style-name="T6"> … p</text:span><text:span text:style-name="T7">2,N</text:span></text:p>
          <text:p text:style-name="P1"><text:span text:style-name="T6">…</text:span></text:p>
          <text:p text:style-name="P1"><text:span text:style-name="T6">0 0 0 … 0</text:span></text:p>
        </draw:rect>
        <draw:rect draw:style-name="gr1" draw:text-style-name="P3" draw:layer="layout" svg:width="2.589cm" svg:height="4.505cm" svg:x="11.608cm" svg:y="14.595cm">
          <text:p text:style-name="P1"><text:span text:style-name="T6">0 0 0 … 0</text:span></text:p>
          <text:p text:style-name="P1"><text:span text:style-name="T6">0 0 0 … 0</text:span></text:p>
          <text:p text:style-name="P1"><text:span text:style-name="T6">…</text:span></text:p>
          <text:p text:style-name="P1"><text:span text:style-name="T6">p</text:span><text:span text:style-name="T7">M, 1</text:span><text:span text:style-name="T6"> p</text:span><text:span text:style-name="T7">M, 2</text:span><text:span text:style-name="T6"> … p</text:span><text:span text:style-name="T7">M,N</text:span></text:p>
        </draw:rect>
        <draw:rect draw:style-name="gr1" draw:text-style-name="P3" draw:layer="layout" svg:width="2.585cm" svg:height="4.505cm" svg:x="8.893cm" svg:y="14.595cm">
          <text:p text:style-name="P1"><text:span text:style-name="T8">...</text:span></text:p>
        </draw:rect>
        <draw:frame draw:style-name="gr2" draw:text-style-name="P4" draw:layer="layout" svg:width="3.932cm" svg:height="2.071cm" svg:x="1.2cm" svg:y="9.287cm">
          <draw:text-box>
            <text:p><text:span text:style-name="T9">A = </text:span></text:p>
          </draw:text-box>
        </draw:frame>
        <draw:rect draw:style-name="gr1" draw:text-style-name="P2" draw:layer="layout" svg:width="1.152cm" svg:height="2.589cm" svg:x="16.767cm" svg:y="1cm">
          <text:p text:style-name="P1"><text:span text:style-name="T1">r</text:span></text:p>
        </draw:rect>
        <draw:rect draw:style-name="gr1" draw:text-style-name="P2" draw:layer="layout" svg:width="1.152cm" svg:height="10.746cm" svg:x="16.767cm" svg:y="3.719cm">
          <text:p text:style-name="P1"><text:span text:style-name="T1">m</text:span></text:p>
        </draw:rect>
        <draw:rect draw:style-name="gr1" draw:text-style-name="P2" draw:layer="layout" svg:width="1.166cm" svg:height="4.505cm" svg:x="16.753cm" svg:y="14.595cm">
          <text:p text:style-name="P1"><text:span text:style-name="T1">v</text:span></text:p>
        </draw:rect>
        <draw:frame draw:style-name="gr2" draw:text-style-name="P4" draw:layer="layout" svg:width="3.932cm" svg:height="2.071cm" svg:x="14.796cm" svg:y="9.287cm">
          <draw:text-box>
            <text:p><text:span text:style-name="T9">b = </text:span></text:p>
          </draw:text-box>
        </draw:frame>
        <draw:line draw:style-name="gr3" draw:text-style-name="P1" draw:layer="layout" svg:x1="1.356cm" svg:y1="3.662cm" svg:x2="19.4cm" svg:y2="3.662cm">
          <text:p/>
        </draw:line>
        <draw:frame draw:style-name="gr4" draw:text-style-name="P4" draw:layer="layout" svg:width="1.432cm" svg:height="2.471cm" svg:x="20.4cm" svg:y="1.629cm">
          <draw:text-box>
            <text:p><text:span text:style-name="T9">= </text:span></text:p>
          </draw:text-box>
        </draw:frame>
        <draw:frame draw:style-name="gr2" draw:text-style-name="P4" draw:layer="layout" svg:width="3.932cm" svg:height="2.071cm" svg:x="20.268cm" svg:y="8.3cm">
          <draw:text-box>
            <text:p><text:span text:style-name="T9">&lt;=</text:span></text:p>
          </draw:text-box>
        </draw:frame>
        <draw:frame draw:style-name="gr5" draw:text-style-name="P4" draw:layer="layout" svg:width="3.932cm" svg:height="2.1cm" svg:x="20.368cm" svg:y="16cm">
          <draw:text-box>
            <text:p><text:span text:style-name="T9">&gt;=</text:span></text:p>
          </draw:text-box>
        </draw:frame>
        <draw:line draw:style-name="gr3" draw:text-style-name="P1" draw:layer="layout" svg:x1="1.356cm" svg:y1="14.5cm" svg:x2="19.4cm" svg:y2="14.5cm">
          <text:p/>
        </draw:line>
        <draw:custom-shape draw:style-name="gr6" draw:text-style-name="P1" draw:layer="layout" svg:width="0.8cm" svg:height="2.6cm" svg:x="19.2cm" svg:y="1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8cm" svg:height="10.799cm" svg:x="19.201cm" svg:y="3.7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8cm" svg:height="4.499cm" svg:x="19.201cm" svg:y="14.5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5.2cm" svg:height="2.5cm" svg:x="22.4cm" svg:y="1.6cm">
          <draw:text-box>
            <text:p>Order all the pieces I need...</text:p>
          </draw:text-box>
        </draw:frame>
        <draw:frame draw:style-name="gr7" draw:layer="layout" svg:width="5.2cm" svg:height="2.5cm" svg:x="22.5cm" svg:y="7.8cm">
          <draw:text-box>
            <text:p>… within the quantities available...</text:p>
          </draw:text-box>
        </draw:frame>
        <draw:frame draw:style-name="gr8" draw:layer="layout" svg:width="5.5cm" svg:height="3.806cm" svg:x="22.3cm" svg:y="15.2cm">
          <draw:text-box>
            <text:p>… and respecting the sellers' minimum order valu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franco Cecconi</meta:initial-creator>
    <meta:creation-date>2014-05-10T10:43:57</meta:creation-date>
    <dc:date>2014-05-11T16:31:16</dc:date>
    <dc:creator>Gianfranco Cecconi</dc:creator>
    <meta:editing-duration>PT1H8M19S</meta:editing-duration>
    <meta:editing-cycles>22</meta:editing-cycles>
    <meta:generator>OpenOffice/4.1.0$Unix OpenOffice.org_project/410m18$Build-9764</meta:generator>
    <meta:document-statistic meta:object-count="25"/>
  </office:meta>
</office:document-meta>
</file>